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5-11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5-08-2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5-06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5-03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4-11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4-09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4-06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4-02-0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3-10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3-08-1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3-04-14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3-02-0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2-10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2-09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2-05-04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2-02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1-04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1-03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0-12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0-09-04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0-04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20-02-0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9-09-1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9-05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9-03-1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8-12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8-09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8-06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7-11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7-07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7-02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6-12-0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6-09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6-06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6-03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5-12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5-09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5-06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5-03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4-12-0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4-09-1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4-06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4-03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3-09-1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3-06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3-03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2-11-2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2-08-2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2-06-2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2-03-0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1-11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1-08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1-06-0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1-03-0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0-11-1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0-08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0-06-1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10-03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9-12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9-09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9-06-0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9-03-1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8-12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8-08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8-05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8-02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7-11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7-08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7-06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7-02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6-11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6-07-19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6-05-0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0075365602</text:p>
          </table:table-cell>
          <table:table-cell office:value-type="string" calcext:value-type="string">
            <text:p>66K <text:s/>3 SOW 101B</text:p>
          </table:table-cell>
          <table:table-cell office:value-type="string" calcext:value-type="string">
            <text:p>197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4" meta:object-count="0"/>
    <meta:user-defined meta:name="AppVersion">3.0</meta:user-defined>
  </office:meta>
</office:document-meta>
</file>